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list-style-name="L1">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text-properties style:font-name="Arial"/>
    </style:style>
    <style:style style:name="T1" style:family="text">
      <style:text-properties fo:font-variant="normal" fo:text-transform="none" fo:color="#000000" style:font-name="Arial" fo:letter-spacing="normal" fo:language="fr" fo:country="FR" fo:font-style="italic" fo:font-weight="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ain </text:p>
      <text:p text:style-name="P1">Ecrire ceci sous Latex</text:p>
      <text:p text:style-name="P1"/>
      <text:p text:style-name="P1"/>
      <text:p text:style-name="P1"/>
      <text:p text:style-name="P1"/>
      <text:p text:style-name="P1">Le pain est une recette à base de farine et d'eau auxquels on ajoute un agent de fermentation afin de produire une pâte levée. </text:p>
      <text:p text:style-name="P1"/>
      <text:p text:style-name="P1"/>
      <text:section text:style-name="Sect1" text:name="Ingrédients">
        <text:p text:style-name="P1">I – Ingrédients</text:p>
      </text:section>
      <text:list xml:id="list319123771950119682" text:style-name="L1">
        <text:list-item>
          <text:list>
            <text:list-item>
              <text:list>
                <text:list-item>
                  <text:p text:style-name="P4">Farine</text:p>
                </text:list-item>
                <text:list-item>
                  <text:p text:style-name="P4">eau</text:p>
                  <text:p text:style-name="P4">Température de base</text:p>
                </text:list-item>
                <text:list-item>
                  <text:p text:style-name="P4">sel</text:p>
                  <text:p text:style-name="P4">Le sel a un rôle antioxydant, donc rend plus difficile la formation du réseau de gluten par des pont disulfure, qui est une réaction d'oxydation.</text:p>
                </text:list-item>
                <text:list-item>
                  <text:p text:style-name="P4">Agent de fermentation</text:p>
                </text:list-item>
              </text:list>
            </text:list-item>
          </text:list>
        </text:list-item>
      </text:list>
      <text:p text:style-name="P1"/>
      <text:p text:style-name="P1"/>
      <text:p text:style-name="Standard"><text:span text:style-name="T2">Levure </text:span><text:a xlink:type="simple" xlink:href="https://fr.wikipedia.org/wiki/Levure" text:style-name="Internet_20_link" text:visited-style-name="Visited_20_Internet_20_Link"><text:span text:style-name="T2">[Source]</text:span></text:a><text:span text:style-name="T2"><text:line-break/><text:tab/>La levure de boulanger (</text:span><text:bookmark text:name="firstHeading"/><text:span text:style-name="T1">Saccharomyces cerevisiae</text:span><text:span text:style-name="T2">) est un champignon unicellulaire qui, en consommant les sucres disponibles dans son milieu, produit une fermentation alcoolique (éthanol + CO2). Une fermentation alcoolique ne nécessite pas d'oxygène. </text:span></text:p>
      <text:p text:style-name="P1"/>
      <text:p text:style-name="P1"><text:tab/>Un pain fabriqué avec de la levure sera plus aéré qu'avec un levain. La levure est surtout utilisée pour sa praticité et sa facilité d'utilisation.</text:p>
      <text:p text:style-name="P1"/>
      <text:p text:style-name="Standard"><text:span text:style-name="T2">Levain </text:span><text:a xlink:type="simple" xlink:href="https://fr.wikipedia.org/wiki/Levain_panaire" text:style-name="Internet_20_link" text:visited-style-name="Visited_20_Internet_20_Link"><text:span text:style-name="T2">[Source]</text:span></text:a></text:p>
      <text:p text:style-name="P1"/>
      <text:p text:style-name="P1"/>
      <text:p text:style-name="P1"><text:tab/>Le levain consiste en un mélange de farine complète et d'eau laissé reposé dans un environnement ambiant afin de servir de culture à des bactéries lactiques et à des levures. Il se produit alors une fermentation majoritairement lactique qui créé de l'acide lactique et ou acétique qui créé de l'acide acétique. </text:p>
      <text:p text:style-name="P1"><text:tab/></text:p>
      <text:p text:style-name="P1"><text:tab/>Le levain a de nombreux avantages. Un pain au levain sera plus digeste, développera plus d'arômes et se conservera plus longtemps malgré un temps de fermentation plus grand ainsi que la nécessité de l'entretenir soigneusement pour avoir une qualité de pain optimale. </text:p>
      <text:p text:style-name="P1"/>
      <text:p text:style-name="Standard"><text:span text:style-name="T2"><text:tab/>[</text:span><text:a xlink:type="simple" xlink:href="https://www.youtube.com/watch?v=WYFi7z0FliE&amp;list=WL&amp;index=16&amp;t=268s" text:style-name="Internet_20_link" text:visited-style-name="Visited_20_Internet_20_Link"><text:span text:style-name="T2">Source</text:span></text:a><text:span text:style-name="T2">]</text:span></text:p>
      <text:p text:style-name="P1"><text:tab/><text:tab/>Le levain est une flore microbienne se composant de plusieurs espèces :</text:p>
      <text:list xml:id="list8633852521999628575" text:style-name="L2">
        <text:list-item>
          <text:list>
            <text:list-item>
              <text:p text:style-name="P5">Des levures présentes dans la farine naturellement. </text:p>
            </text:list-item>
            <text:list-item>
              <text:p text:style-name="P5">Des bactéries lactiques, présentes majoritairement, qui peuvent produire une fermentation lactique ou acétique en fonction de l'environnement qu'on leur donne. </text:p>
            </text:list-item>
          </text:list>
        </text:list-item>
      </text:list>
      <text:p text:style-name="P1"><text:tab/></text:p>
      <text:p text:style-name="P1"><text:tab/>Les rafraichis successifs vont favoriser ou inhiber le développement de certaines <text:soft-page-break/>espèces de bactéries (environ 140 au départ). Vers le moment où le pain est prêt à être utilisé, il ne reste plus qu'une dizaine d'espèces. En fonction de l'environnement qu'on leur donne (farine, température de fermentation, hydratation), la fermentation sera lactique ou acétique. Les levains produiront davantage de fermentation que le taux de son est élevé dans la farine. En revanche, si le taux de son est trop élevé, la pâte sera trop lourde et aura du mal à lever. Plus l'hydratation est importante, plus la fermentation est grande et est majoritairement lactique (levain liquide). Le goût sera alors plus doux. Une hydratation moindre favorise la fermentation acétique qui produit une acidité et un goût plus prononcés. Plus la température est haute, plus la fermentation démarre rapidement. Les bactéries sont d'autant plus présentes que la température est élevée. Cela procure alors une acidité plus prononcée. En revanche, mettre le levain sous des températures plus fraîches favorise le développement des levures, et donc un volume de pain plus grand.</text:p>
      <text:p text:style-name="P1"/>
      <text:p text:style-name="P1"><text:tab/>Il est à noter qu'on ne peut pas espérer un volume de pain similaire qu'en travaillant uniquement avec des levures. Pour comparer, 1kg de levain contient 40 millions de cellules. Un gramme seulement de levure contient lui plusieurs milliards de cellules. Ajouter ne serait-ce qu'un peu de levure dans une pâte favorise alors beaucoup la prolifération des levures.</text:p>
      <text:p text:style-name="P1"/>
      <text:p text:style-name="P1">Levain Chef : </text:p>
      <text:p text:style-name="P1"><text:tab/>Farine + miel + eau. C'est le début de la vie d'un levain.</text:p>
      <text:p text:style-name="P1"><text:tab/>5g miel</text:p>
      <text:p text:style-name="P1"><text:tab/>50g eau</text:p>
      <text:p text:style-name="P1"><text:tab/>50g farine</text:p>
      <text:p text:style-name="P1"/>
      <text:p text:style-name="P1">Laisser fermenter pendant 24h à température ambiante chaude (30°C) en le filmant pour le protéger de l'air extérieur.</text:p>
      <text:p text:style-name="P1"/>
      <text:p text:style-name="P1">Levain ferme :</text:p>
      <text:p text:style-name="P1">Faire un rafraichi avec :</text:p>
      <text:p text:style-name="P1"><text:tab/>100g levain chef précédent (liquide)</text:p>
      <text:p text:style-name="P1"><text:tab/>50g eau chaude</text:p>
      <text:p text:style-name="P1"><text:tab/>150g farine bio type 110</text:p>
      <text:p text:style-name="P1"/>
      <text:p text:style-name="P1">le levain doit être ferme. On peut le faire au batteur. Le mettre ensuite en boule et le réserver pour l'étape suivante. </text:p>
      <text:p text:style-name="P1"/>
      <text:p text:style-name="P1">Faire un rafraichi avec :</text:p>
      <text:p text:style-name="P1"><text:tab/>150g levain chef précédent (ferme)</text:p>
      <text:p text:style-name="P1"><text:tab/>50g eau chaude</text:p>
      <text:p text:style-name="P1"><text:tab/>100g farine bio type 110</text:p>
      <text:p text:style-name="P1"/>
      <text:p text:style-name="P1">Fraser et laisser la fermentation pendant 6h. Le temps de fermentation devrait être divisé par deux par rapport à la précédente fermentation. La présence de craquelures à la surface de la pâte est signe que le levain est prêt à être rafraichi.</text:p>
      <text:p text:style-name="P1"/>
      <text:p text:style-name="P1">Levain tout point : </text:p>
      <text:p text:style-name="P1">C'est le levain prêt à être utilisé pour faire le pain puisqu'il permet de faire lever la pâte rapidement</text:p>
      <text:p text:style-name="P1"/>
      <text:p text:style-name="P1"><text:soft-page-break/>Faire un rafraichi avec :</text:p>
      <text:p text:style-name="P1"><text:tab/>150g levain chef précédent (ferme)</text:p>
      <text:p text:style-name="P1"><text:tab/>50g eau chaude</text:p>
      <text:p text:style-name="P1"><text:tab/>100g farine bio type 110</text:p>
      <text:p text:style-name="P1"/>
      <text:p text:style-name="P1"><text:s/>Le temps de fermentation est plus faible puisqu'avec un faible taux d'hydratation du levain on a favoriser la population de levures, la pâte va donc gonfler plus et en un temps plus court.</text:p>
      <text:p text:style-name="P1"/>
      <text:p text:style-name="P1">Les rafraichis successifs vont permettre d'affiner les goûts, en particulier l'acidité. </text:p>
      <text:p text:style-name="P1"/>
      <text:p text:style-name="P1"/>
      <text:p text:style-name="P1"/>
      <text:p text:style-name="P1">II – Panification </text:p>
      <text:p text:style-name="P1"/>
      <text:p text:style-name="P1">Un peu de chimie</text:p>
      <text:p text:style-name="Standard"><text:span text:style-name="T2">[</text:span><text:a xlink:type="simple" xlink:href="https://www.youtube.com/watch?v=vsCpdCsJFr4&amp;t=686s" text:style-name="Internet_20_link" text:visited-style-name="Visited_20_Internet_20_Link"><text:span text:style-name="T2">004 EIDB Le réseau de gluten</text:span></text:a> <text:span text:style-name="T2">]</text:span></text:p>
      <text:p text:style-name="P1"><text:tab/>La pâte contient essentiellement du gluten et de l'amidon. Les glutens sont des protéines naturellement présentes dans la farine.</text:p>
      <text:p text:style-name="P1"><text:tab/>Au cours du pétrissage et de la fermentation,  des liaisons se forment entre les protéines de la farine pour former un réseau de gluten. Ces liaisons sont des ponts disulfures : </text:p>
      <text:p text:style-name="P1"/>
      <text:p text:style-name="P1">Prot1 – SH <text:s text:c="12"/>SH – Prot2</text:p>
      <text:p text:style-name="P1"/>
      <text:p text:style-name="P1">En présence d'oxygène, les radicaux s'oxydent en produisant de l'eau et on modélise la réaction comme suit : </text:p>
      <text:p text:style-name="P1"/>
      <text:p text:style-name="P1">Prot1 – SH <text:s text:c="2"/>+ <text:s/>SH – Prot2 + ½ O2 <text:s/>→ <text:s/>Prot1 – S – S – Prot2 <text:s/>+ H2O</text:p>
      <text:p text:style-name="P1"/>
      <text:p text:style-name="P1">Le réseau de gluten apporte de l'élasticité à la pâte mais malheureusement n'est pas facilement digérable par la majorité de la population. Au cours du processus de panification, le réseau de gluten va évoluer selon que l'on travaille avec un levain ou de la levure. <text:line-break/><text:tab/>* Levain : Le pH de la pâte est relativement bas (autour de 4). </text:p>
      <text:list xml:id="list702532847039607600" text:style-name="L3">
        <text:list-item>
          <text:list>
            <text:list-item>
              <text:p text:style-name="P6">Levures : Le pH est supérieur à 5</text:p>
            </text:list-item>
          </text:list>
        </text:list-item>
      </text:list>
      <text:p text:style-name="P1"/>
      <text:p text:style-name="P1">il existe dans la pâte une enzyme appelée protéase capable de dégrader le réseau de </text:p>
      <text:p text:style-name="P1">gluten en le coupant à différents endroits. Celle ci travaille en milieu acide, le réseau de gluten est donc davantage découpé par les protéases dans une pâte au levain. Cela rend donc le travail du boulanger plus difficile puisque le réseau de gluten est plus fragile, en revanche, le pain au levain sera plus digeste. </text:p>
      <text:p text:style-name="P1"><text:tab/>On comprend alors qu'en travaillant avec une pâte au levain, il ne faut pas laisser la fermentation durer trop longtemps (au bout de 3h la pâte se destructure plus rapidement, au bout de 5h la pâte n'est plus intéressante à travailler) au risque d'avoir un réseau de gluten trop fragile et une pâte qui lève moins.  </text:p>
      <text:p text:style-name="P1"/>
      <text:p text:style-name="P1"/>
      <text:p text:style-name="P1">Etapes de la panification</text:p>
      <text:p text:style-name="P1"><text:a xlink:type="simple" xlink:href="https://fr.wikipedia.org/wiki/Fabrication_du_pain#Étapes_de_la_panification_directe" text:style-name="Internet_20_link" text:visited-style-name="Visited_20_Internet_20_Link">[Source]</text:a> </text:p>
      <text:p text:style-name="P1"><text:soft-page-break/><text:tab/><text:span text:style-name="T3">Frasage</text:span></text:p>
      <text:p text:style-name="P1"><text:tab/></text:p>
      <text:p text:style-name="P1"><text:tab/>C'est l'étape de mélange des ingrédients jusqu'à obtention d'un mélange homogène, après entière absorption de l'eau par la farine. </text:p>
      <text:p text:style-name="P1"/>
      <text:p text:style-name="P1"><text:tab/>C'est le gluten et l'amidon de la farine qui se gorgent d'eau, le gluten commençant alors à s'agglutiner et à former un réseau, emprisonnant les grains d'amidon. </text:p>
      <text:p text:style-name="P1"/>
      <text:p text:style-name="P1"><text:tab/>Après le frasage, il se peut que la texture de la pâte ne soit pas celle désirée, on peut alors rajouter de l'eau (bassinage) ou de la farine (contre-frasage) pour l'ajuster.</text:p>
      <text:p text:style-name="P1"/>
      <text:p text:style-name="P1"/>
      <text:p text:style-name="P1"><text:tab/>Autolyse</text:p>
      <text:p text:style-name="Standard"><text:span text:style-name="T2"><text:tab/>Source : </text:span><text:a xlink:type="simple" xlink:href="https://www.youtube.com/watch?v=riyUIhELweU&amp;vl=fr" text:style-name="Internet_20_link" text:visited-style-name="Visited_20_Internet_20_Link"><text:span text:style-name="T2">Autolyse</text:span></text:a> </text:p>
      <text:p text:style-name="Standard"><text:tab/>L'autolyse consiste à fraser l'eau et la farine uniquement, et à laisser reposer le tout. </text:p>
      <text:p text:style-name="Standard"><text:tab/>Cela a pour effet de développer une réaction enzymatique, ce qui favorise l'extensibilité de la pâte, mais pas son élasticité. Cette technique est davantage à reserver pour le travail d'un pain avec un taux plus élevé de protéines.</text:p>
      <text:p text:style-name="Standard"/>
      <text:p text:style-name="Standard"><text:tab/>[A developper avec cet article : <text:a xlink:type="simple" xlink:href="https://levainbio.com/cb/crebesc/autolyse/" text:style-name="Internet_20_link" text:visited-style-name="Visited_20_Internet_20_Link">https://levainbio.com/cb/crebesc/autolyse/</text:a> ]</text:p>
      <text:p text:style-name="Standard"/>
      <text:p text:style-name="P1"><text:tab/><text:span text:style-name="T3">Pétrissage</text:span></text:p>
      <text:p text:style-name="P1"/>
      <text:p text:style-name="P1">Le pétrissage permet de dérouler et d'orienter les gluten, ainsi que d'incorporer de l'air dans la pâte. <text:s/></text:p>
      <text:p text:style-name="P1"><text:tab/>[Pétrissage mécanique vs pétrissage manuel. Autolyse ]</text:p>
      <text:p text:style-name="P1"/>
      <text:p text:style-name="P2"><text:tab/>Pointage</text:p>
      <text:p text:style-name="P1"/>
      <text:p text:style-name="P1"><text:tab/>Le pointage est une première étape de repos de la pâte, dont le but est de laisser la pâte fermenter. Le pointage doit être fait en masse, c'est-à-dire avant toute division de pâte. Cette étape peut durer d'un quart d'heure à douze heures. On peut ensuite diviser la pâte. </text:p>
      <text:p text:style-name="P1"/>
      <text:p text:style-name="P1"><text:tab/><text:span text:style-name="T3">Boulage</text:span></text:p>
      <text:p text:style-name="P1"/>
      <text:p text:style-name="P1"><text:tab/>Après division, la pâte est repliée plusieurs fois sur elle-même. On dit qu'on lui fait un tour, ou un rabat. Cette étape permet de chasser le gaz carbonique produit pendant le pointage et éventuellement corriger la force de la pâte en serrant plus ou moins les replis. Il est à noter qu'on peut aussi trop serrer la pâte, et ainsi déchirer le réseau de gluten. </text:p>
      <text:p text:style-name="P1"/>
      <text:p text:style-name="P1">Le boulage vise également à homogénéiser les pâtons en utilisant toujours la même méthode de pliage. Elle permet de faire des pains réguliers de manière consistante. </text:p>
      <text:p text:style-name="P1"/>
      <text:p text:style-name="P1"/>
      <text:p text:style-name="P1"/>
      <text:p text:style-name="Standard"><text:span text:style-name="T2"><text:tab/></text:span><text:a xlink:type="simple" xlink:href="https://www.youtube.com/watch?v=bEBUNLCK1PI" text:style-name="Internet_20_link" text:visited-style-name="Visited_20_Internet_20_Link"><text:span text:style-name="T2">009 EIDB La pèse et le boulage</text:span></text:a> </text:p>
      <text:p text:style-name="P1"/>
      <text:p text:style-name="P1"><text:tab/><text:span text:style-name="T3">Détente</text:span></text:p>
      <text:p text:style-name="P1"><text:tab/></text:p>
      <text:p text:style-name="P1"><text:soft-page-break/><text:tab/>Les pâtons sont à nouveau laissés au repos, pendant la phase de détente, le réseau de gluten a tendance à se détendre, la pâte perd son élasticité. Cela permet de facilité la tenue de la pâte pendant l'étape de faconnage. </text:p>
      <text:p text:style-name="P1"/>
      <text:p text:style-name="P1"><text:tab/><text:span text:style-name="T3">Faconnage</text:span></text:p>
      <text:p text:style-name="P1"/>
      <text:p text:style-name="P1"><text:tab/>On faconne alors les pâtons selon leur forme définitive. En manipulant la pâte, on chasse également le gaz carbonique, ce qui la resserre, multipliant ainsi le nombre d'alvéole de la pâte, et en </text:p>
      <text:p text:style-name="P1"/>
      <text:p text:style-name="P1"><text:tab/><text:span text:style-name="T3">Apprêt</text:span></text:p>
      <text:p text:style-name="P1"/>
      <text:p text:style-name="P1"><text:tab/>La phase d'apprêt consiste en une deuxième phase de pousse, en général effectuée sur une toile de lin. </text:p>
      <text:p text:style-name="P1"/>
      <text:p text:style-name="P1"><text:s/><text:tab/>L'amidon est dégradée en sucres simples qui fermentent ensuite, libérant la plus grande partie du gaz carbonique dans le réseau de gluten. C'est cette étape qui produit le gaz responsable de l'alvéolage de la mie de pain.</text:p>
      <text:p text:style-name="P1"/>
      <text:p text:style-name="P1"><text:tab/><text:span text:style-name="T3">Grignage</text:span></text:p>
      <text:p text:style-name="P2"/>
      <text:p text:style-name="P1"><text:span text:style-name="T3"><text:tab/></text:span><text:span text:style-name="T4"> A présent, le pain est scarifié avec une lame très coupante afin de faciliter et contrôler la pousse du pain pendant la cuisson. Il s'agit également d'une signature propre </text:span><text:span text:style-name="T4">au boulanger, qui apporte une touche d'esthétisme au pain.</text:span></text:p>
      <text:p text:style-name="P3"/>
      <text:p text:style-name="P1"><text:span text:style-name="T4"><text:tab/></text:span><text:span text:style-name="T3">Cuisson</text:span></text:p>
      <text:p text:style-name="P2"/>
      <text:p text:style-name="P1"><text:span text:style-name="T3"><text:tab/></text:span><text:span text:style-name="T4">La cuisson du pain</text:span></text:p>
      <text:p text:style-name="P3"/>
      <text:p text:style-name="P3">La cuisson doit se faire dans un four très chaud (250°C) et humide. L'humidité permet de développer et empêcher le pain de croûter au démarrage de la cuisson. </text:p>
      <text:p text:style-name="P3"><text:tab/>Pendant la cuisson, la réaction de Maillard déclenche un brunissement des protéines et donc de la pâte, puisque celle-ci contient des sucres. Elle donne à la croûte son goût très caractéristi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ources :</text:p>
      <text:p text:style-name="P1"><text:soft-page-break/></text:p>
      <text:p text:style-name="Standard"><text:a xlink:type="simple" xlink:href="https://www.youtube.com/channel/UCRfyoVlvjE6JRKV6RQCfLJQ" text:style-name="Internet_20_link" text:visited-style-name="Visited_20_Internet_20_Link"><text:span text:style-name="T2">Ecole internationale de boulangerie</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5-01T21:05:42.20</meta:creation-date>
    <dc:date>2020-11-16T22:51:09.73</dc:date>
    <dc:creator>Aurélien LECERF</dc:creator>
    <meta:editing-duration>PT4H52M14S</meta:editing-duration>
    <meta:editing-cycles>17</meta:editing-cycles>
    <meta:generator>OpenOffice/4.1.2$Win32 OpenOffice.org_project/412m3$Build-9782</meta:generator>
    <meta:document-statistic meta:table-count="0" meta:image-count="0" meta:object-count="0" meta:page-count="6" meta:paragraph-count="98" meta:word-count="1597" meta:character-count="9571"/>
  </office:meta>
</office:document-meta>
</file>